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0200000002000309F1C.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6.999cm" style:rel-column-width="65535*"/>
    </style:style>
    <style:style style:name="Table1.A1" style:family="table-cell">
      <style:table-cell-properties fo:padding="0.097cm" fo:border="0.002cm solid #000000"/>
    </style:style>
    <style:style style:name="amq-template-source" style:family="table">
      <style:table-properties style:width="16.999cm" table:align="margins"/>
    </style:style>
    <style:style style:name="amq-template-source.A" style:family="table-column">
      <style:table-column-properties style:column-width="16.999cm" style:rel-column-width="65535*"/>
    </style:style>
    <style:style style:name="amq-template-source.A1" style:family="table-cell">
      <style:table-cell-properties fo:padding="0.097cm" fo:border="0.002cm solid #000000"/>
    </style:style>
    <style:style style:name="amq-adapter-xml" style:family="table">
      <style:table-properties style:width="16.999cm" table:align="margins"/>
    </style:style>
    <style:style style:name="amq-adapter-xml.A" style:family="table-column">
      <style:table-column-properties style:column-width="16.999cm" style:rel-column-width="65535*"/>
    </style:style>
    <style:style style:name="amq-adapter-xml.A1" style:family="table-cell">
      <style:table-cell-properties fo:padding="0.097cm" fo:border="0.002cm solid #000000"/>
    </style:style>
    <style:style style:name="StorageOperationsinterface" style:family="table">
      <style:table-properties style:width="16.999cm" table:align="margins"/>
    </style:style>
    <style:style style:name="StorageOperationsinterface.A" style:family="table-column">
      <style:table-column-properties style:column-width="16.999cm" style:rel-column-width="65535*"/>
    </style:style>
    <style:style style:name="StorageOperationsinterface.A1" style:family="table-cell">
      <style:table-cell-properties fo:padding="0.097cm" fo:border="0.002cm solid #000000"/>
    </style:style>
    <style:style style:name="ConatinerStatusenum" style:family="table">
      <style:table-properties style:width="16.999cm" table:align="margins"/>
    </style:style>
    <style:style style:name="ConatinerStatusenum.A" style:family="table-column">
      <style:table-column-properties style:column-width="16.999cm" style:rel-column-width="65535*"/>
    </style:style>
    <style:style style:name="ConatinerStatusenum.A1" style:family="table-cell">
      <style:table-cell-properties fo:padding="0.097cm" fo:border="0.002cm solid #000000"/>
    </style:style>
    <style:style style:name="P1" style:family="paragraph" style:parent-style-name="Standard">
      <style:paragraph-properties fo:margin-left="0cm" fo:margin-right="0cm" fo:text-align="start" style:justify-single-word="false" fo:text-indent="0cm" style:auto-text-indent="false" style:text-autospace="none"/>
      <style:text-properties style:font-name="Monaco" fo:font-size="12pt" style:font-name-asian="Monaco" style:font-size-asian="12pt" style:font-name-complex="Monaco" style:font-size-complex="12pt"/>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Arial" fo:font-size="10pt" style:font-name-asian="Monaco" style:font-size-asian="10pt" style:font-name-complex="Monaco"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style:font-name="Arial" fo:font-size="10pt" style:font-size-asian="10pt" style:font-size-complex="10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3f7f5f" style:font-name="Arial" fo:font-size="10pt" style:font-name-asian="Monaco" style:font-size-asian="10pt" style:font-name-complex="Monaco"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3f5fbf" style:font-name="Arial" fo:font-size="10pt" style:font-name-asian="Monaco" style:font-size-asian="10pt" style:font-name-complex="Monaco"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style:font-name-asian="Monaco" style:font-size-asian="10pt" style:font-name-complex="Monaco" style:font-size-complex="10pt"/>
    </style:style>
    <style:style style:name="P7" style:family="paragraph" style:parent-style-name="Text_20_body">
      <style:text-properties style:font-name="Times New Roman" fo:font-size="12pt" style:font-size-asian="12pt" style:font-size-complex="12pt"/>
    </style:style>
    <style:style style:name="P8" style:family="paragraph" style:parent-style-name="Text_20_body">
      <style:text-properties style:font-name="Arial" style:font-name-asian="Arial Unicode MS" style:font-name-complex="Tahoma"/>
    </style:style>
    <style:style style:name="P9" style:family="paragraph" style:parent-style-name="Standard">
      <style:paragraph-properties fo:margin-left="0cm" fo:margin-right="0cm" fo:text-align="start" style:justify-single-word="false" fo:text-indent="0cm" style:auto-text-indent="false" style:text-autospace="none"/>
      <style:text-properties fo:color="#3f7f5f" style:font-name="Arial" fo:font-size="10pt" style:font-name-asian="Monaco" style:font-size-asian="10pt" style:font-name-complex="Monaco" style:font-size-complex="10pt"/>
    </style:style>
    <style:style style:name="P10" style:family="paragraph" style:parent-style-name="Standard" style:list-style-name="">
      <style:paragraph-properties fo:margin-left="0cm" fo:margin-right="0cm" fo:text-align="start" style:justify-single-word="false" fo:text-indent="0cm" style:auto-text-indent="false" style:text-autospace="none"/>
      <style:text-properties style:font-name="Monaco" fo:font-size="8pt" style:font-name-asian="Monaco" style:font-size-asian="8pt" style:font-name-complex="Monaco" style:font-size-complex="8pt"/>
    </style:style>
    <style:style style:name="P11"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Monaco" fo:font-size="8pt" style:font-name-asian="Monaco" style:font-size-asian="8pt" style:font-name-complex="Monaco" style:font-size-complex="8pt"/>
    </style:style>
    <style:style style:name="P12" style:family="paragraph" style:parent-style-name="Standard" style:list-style-name="">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13" style:family="paragraph" style:parent-style-name="Text_20_body">
      <style:text-properties style:font-name="Times New Roman" fo:font-size="12pt" style:font-size-asian="12pt" style:font-size-complex="12pt"/>
    </style:style>
    <style:style style:name="P14" style:family="paragraph" style:parent-style-name="Text_20_body" style:list-style-name="L1">
      <style:text-properties style:font-name="Times New Roman" fo:font-size="12pt" style:font-size-asian="12pt" style:font-size-complex="12pt"/>
    </style:style>
    <style:style style:name="P15" style:family="paragraph" style:parent-style-name="Text_20_body" style:list-style-name="L2"/>
    <style:style style:name="P16" style:family="paragraph" style:parent-style-name="Text_20_body" style:list-style-name="L2">
      <style:paragraph-properties fo:line-height="100%"/>
    </style:style>
    <style:style style:name="P17" style:family="paragraph" style:parent-style-name="Text_20_body" style:list-style-name="L3">
      <style:paragraph-properties fo:line-height="100%"/>
    </style:style>
    <style:style style:name="P18" style:family="paragraph" style:parent-style-name="Text_20_body" style:list-style-name="L3"/>
    <style:style style:name="T1" style:family="text">
      <style:text-properties fo:color="#000000"/>
    </style:style>
    <style:style style:name="T2" style:family="text">
      <style:text-properties fo:color="#000000" style:font-name="Arial" fo:font-size="10pt" style:font-size-asian="10pt" style:font-size-complex="10pt"/>
    </style:style>
    <style:style style:name="T3" style:family="text">
      <style:text-properties fo:color="#000000" style:font-name-asian="Monaco" style:font-name-complex="Monaco"/>
    </style:style>
    <style:style style:name="T4" style:family="text">
      <style:text-properties fo:color="#000000" style:font-name="Monaco" fo:font-size="12pt" style:font-name-asian="Monaco" style:font-size-asian="12pt" style:font-name-complex="Monaco" style:font-size-complex="12pt"/>
    </style:style>
    <style:style style:name="T5" style:family="text">
      <style:text-properties fo:color="#000000" style:font-name="Monaco" style:font-name-asian="Monaco" style:font-name-complex="Monaco"/>
    </style:style>
    <style:style style:name="T6" style:family="text">
      <style:text-properties style:font-name="Times New Roman" fo:font-size="12pt" style:font-size-asian="12pt" style:font-size-complex="12pt"/>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color="#008080"/>
    </style:style>
    <style:style style:name="T10" style:family="text">
      <style:text-properties fo:color="#008080" style:font-name="Arial" fo:font-size="10pt" style:font-size-asian="10pt" style:font-size-complex="10pt"/>
    </style:style>
    <style:style style:name="T11" style:family="text">
      <style:text-properties fo:color="#008080" style:font-name-asian="Monaco" style:font-name-complex="Monaco"/>
    </style:style>
    <style:style style:name="T12" style:family="text">
      <style:text-properties fo:color="#3f7f7f"/>
    </style:style>
    <style:style style:name="T13" style:family="text">
      <style:text-properties fo:color="#3f7f7f" style:font-name="Arial" fo:font-size="10pt" style:font-size-asian="10pt" style:font-size-complex="10pt"/>
    </style:style>
    <style:style style:name="T14" style:family="text">
      <style:text-properties fo:color="#3f7f7f" style:font-name-asian="Monaco" style:font-name-complex="Monaco"/>
    </style:style>
    <style:style style:name="T15" style:family="text">
      <style:text-properties fo:color="#7f007f"/>
    </style:style>
    <style:style style:name="T16" style:family="text">
      <style:text-properties fo:color="#7f007f" style:font-name="Arial" fo:font-size="10pt" style:font-size-asian="10pt" style:font-size-complex="10pt"/>
    </style:style>
    <style:style style:name="T17" style:family="text">
      <style:text-properties fo:color="#2a00ff" fo:font-style="italic" style:font-style-asian="italic" style:font-style-complex="italic"/>
    </style:style>
    <style:style style:name="T18" style:family="text">
      <style:text-properties fo:color="#2a00ff" style:font-name="Arial" fo:font-size="10pt" fo:font-style="italic" style:font-size-asian="10pt" style:font-style-asian="italic" style:font-size-complex="10pt" style:font-style-complex="italic"/>
    </style:style>
    <style:style style:name="T19" style:family="text">
      <style:text-properties style:font-name="Arial" fo:font-size="10pt" style:font-size-asian="10pt" style:font-size-complex="10pt"/>
    </style:style>
    <style:style style:name="T20" style:family="text">
      <style:text-properties fo:color="#0d6400"/>
    </style:style>
    <style:style style:name="T21" style:family="text">
      <style:text-properties fo:color="#813605"/>
    </style:style>
    <style:style style:name="T22" style:family="text">
      <style:text-properties fo:color="#813605" style:font-name-asian="Monaco" style:font-name-complex="Monaco"/>
    </style:style>
    <style:style style:name="T23" style:family="text">
      <style:text-properties fo:color="#7f0055" fo:font-weight="bold" style:font-weight-asian="bold" style:font-weight-complex="bold"/>
    </style:style>
    <style:style style:name="T24" style:family="text">
      <style:text-properties fo:color="#dc0002"/>
    </style:style>
    <style:style style:name="T25" style:family="text">
      <style:text-properties fo:color="#dc0002" style:font-name-asian="Monaco" style:font-name-complex="Monaco"/>
    </style:style>
    <style:style style:name="T26" style:family="text">
      <style:text-properties fo:color="#0000c0"/>
    </style:style>
    <style:style style:name="T27" style:family="text">
      <style:text-properties fo:color="#0000c0" style:font-name-asian="Monaco" style:font-name-complex="Monaco"/>
    </style:style>
    <style:style style:name="T28" style:family="text">
      <style:text-properties fo:color="#3f7f5f"/>
    </style:style>
    <style:style style:name="T29" style:family="text">
      <style:text-properties style:text-underline-style="none"/>
    </style:style>
    <style:style style:name="T30" style:family="text">
      <style:text-properties fo:color="#0000ff"/>
    </style:style>
    <style:style style:name="T31" style:family="text">
      <style:text-properties fo:font-size="12pt" style:font-size-asian="12pt" style:font-size-complex="12pt"/>
    </style:style>
    <style:style style:name="fr1" style:family="graphic" style:parent-style-name="OLE">
      <style:graphic-properties style:vertical-pos="from-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penCredo Cloud Storage</text:h>
      <text:p text:style-name="Text_20_body">This document assumes that reader has at least a basic understanding of online storage in cloud providers and Spring-Integration. Please refer to Amazon S3 (<text:a xlink:type="simple" xlink:href="http://aws.amazon.com/s3">http://aws.amazon.com/s3</text:a>), Microsoft Azure (<text:a xlink:type="simple" xlink:href="http://www.microsoft.com/windowsazure">http://www.microsoft.com/windowsazure</text:a>) online storage and<text:span text:style-name="T6"> Spring-Integration (</text:span><text:a xlink:type="simple" xlink:href="http://www.springsource.org/spring-integration"><text:span text:style-name="T6">http://www.springsource.org/spring-integration</text:span></text:a><text:span text:style-name="T6">) for details if not.</text:span></text:p>
      <text:p text:style-name="P7"/>
      <text:p text:style-name="P7">OpenCredo-AMQ is motivated by following goals:</text:p>
      <text:list xml:id="list595909106" text:style-name="L1">
        <text:list-item>
          <text:p text:style-name="P14">Provide a simple model for implementing applications interacting with online storage from Java applications.</text:p>
        </text:list-item>
        <text:list-item>
          <text:p text:style-name="P14">Be able to change online storage provider with minimum effort.</text:p>
        </text:list-item>
        <text:list-item>
          <text:p text:style-name="P14">Facilitate interaction with online storage from Spring Integration.</text:p>
        </text:list-item>
      </text:list>
      <text:p text:style-name="P7"/>
      <text:p text:style-name="P7">OpenCredo Cloud storage consist of four parts: 'cloud-storage-template', 'cloud-storage-s3', 'cloud-storage-azure' and 'cloud-storage-spring-integration-support'.</text:p>
      <text:h text:style-name="Heading_20_2" text:outline-level="2">OpenCredo Cloud Storage template (cloud-storage-template)</text:h>
      <text:p text:style-name="P7"><text:span text:style-name="T8">cloud-storage-template</text:span> specifies simple API for interaction with online storage. We use names container, object (or blob) to uniform naming between different online storage providers. You can think about container as a folder (or directory) which can contain only container-objects/blobs (files), but not other containers. Here is definition of the <text:span text:style-name="Source_20_Text">StorageOperations</text:span> interface:</text:p>
      <table:table table:name="StorageOperationsinterface" table:style-name="StorageOperationsinterface">
        <table:table-column table:style-name="StorageOperationsinterface.A"/>
        <table:table-row>
          <table:table-cell table:style-name="StorageOperationsinterface.A1" office:value-type="string">
            <text:p text:style-name="P10"><text:span text:style-name="T23">public</text:span><text:span text:style-name="T1"> </text:span><text:span text:style-name="T23">interface</text:span><text:span text:style-name="T1"> StorageOperations {</text:span></text:p>
            <text:p text:style-name="P10"/>
            <text:p text:style-name="P10"><text:span text:style-name="T1"><text:s text:c="4"/></text:span><text:span text:style-name="T28">// List container names in online storage provider</text:span></text:p>
            <text:p text:style-name="P10"><text:span text:style-name="T1"><text:s text:c="4"/></text:span><text:span text:style-name="T23">public</text:span><text:span text:style-name="T1"> List&lt;</text:span><text:span text:style-name="T20">String</text:span><text:span text:style-name="T1">&gt; listContainerNames();</text:span></text:p>
            <text:p text:style-name="P11"><text:s text:c="4"/></text:p>
            <text:p text:style-name="P10"><text:span text:style-name="T1"><text:s text:c="4"/></text:span><text:span text:style-name="T28">// Operations with storage containers</text:span></text:p>
            <text:p text:style-name="P10"><text:span text:style-name="T1"><text:s text:c="4"/></text:span><text:span text:style-name="T23">public</text:span><text:span text:style-name="T1"> </text:span><text:span text:style-name="T23">void</text:span><text:span text:style-name="T1"> createContainer(String </text:span><text:span text:style-name="T30">containerName</text:span><text:span text:style-name="T1">);</text:span></text:p>
            <text:p text:style-name="P10"><text:span text:style-name="T1"><text:s text:c="4"/></text:span><text:span text:style-name="T23">public</text:span><text:span text:style-name="T1"> </text:span><text:span text:style-name="T23">void</text:span><text:span text:style-name="T1"> deleteContainer(String </text:span><text:span text:style-name="T30">containerName</text:span><text:span text:style-name="T1">);</text:span></text:p>
            <text:p text:style-name="P10"><text:span text:style-name="T1"><text:s text:c="4"/></text:span><text:span text:style-name="T23">public</text:span><text:span text:style-name="T1"> ContainerStatus checkContainerStatus(String </text:span><text:span text:style-name="T30">containerName</text:span><text:span text:style-name="T1">);</text:span></text:p>
            <text:p text:style-name="P10"><text:span text:style-name="T1"><text:s text:c="4"/></text:span><text:span text:style-name="T23">public</text:span><text:span text:style-name="T1"> List&lt;</text:span><text:span text:style-name="T20">BlobDetails</text:span><text:span text:style-name="T1">&gt; listContainerObjectDetails(String </text:span><text:span text:style-name="T30">containerName</text:span><text:span text:style-name="T1">);</text:span></text:p>
            <text:p text:style-name="P10"/>
            <text:p text:style-name="P10"><text:span text:style-name="T1"><text:s text:c="4"/></text:span><text:span text:style-name="T28">// Operations with objects (blobs) in container</text:span></text:p>
            <text:p text:style-name="P10"><text:span text:style-name="T1"><text:s text:c="4"/></text:span><text:span text:style-name="T23">public</text:span><text:span text:style-name="T1"> </text:span><text:span text:style-name="T23">void</text:span><text:span text:style-name="T1"> send(String </text:span><text:span text:style-name="T30">containerName</text:span><text:span text:style-name="T1">, String </text:span><text:span text:style-name="T30">objectName</text:span><text:span text:style-name="T1">, String </text:span><text:span text:style-name="T30">stringToSend</text:span><text:span text:style-name="T1">);</text:span></text:p>
            <text:p text:style-name="P10"><text:span text:style-name="T1"><text:s text:c="4"/></text:span><text:span text:style-name="T23">public</text:span><text:span text:style-name="T1"> </text:span><text:span text:style-name="T23">void</text:span><text:span text:style-name="T1"> send(String </text:span><text:span text:style-name="T30">containerName</text:span><text:span text:style-name="T1">, String </text:span><text:span text:style-name="T30">objectName</text:span><text:span text:style-name="T1">, File </text:span><text:span text:style-name="T30">fileToSend</text:span><text:span text:style-name="T1">);</text:span></text:p>
            <text:p text:style-name="P10"><text:span text:style-name="T1"><text:s text:c="4"/></text:span><text:span text:style-name="T23">public</text:span><text:span text:style-name="T1"> </text:span><text:span text:style-name="T23">void</text:span><text:span text:style-name="T1"> send(String </text:span><text:span text:style-name="T30">containerName</text:span><text:span text:style-name="T1">, String </text:span><text:span text:style-name="T30">objectName</text:span><text:span text:style-name="T1">, InputStream </text:span><text:span text:style-name="T30">isToSend</text:span><text:span text:style-name="T1">);</text:span></text:p>
            <text:p text:style-name="P10"><text:span text:style-name="T1"><text:s text:c="4"/></text:span><text:span text:style-name="T23">public</text:span><text:span text:style-name="T1"> String receiveAsString(String </text:span><text:span text:style-name="T30">containerName</text:span><text:span text:style-name="T1">, String </text:span><text:span text:style-name="T30">objectName</text:span><text:span text:style-name="T1">);</text:span></text:p>
            <text:p text:style-name="P10"><text:span text:style-name="T1"><text:s text:c="4"/></text:span><text:span text:style-name="T23">public</text:span><text:span text:style-name="T1"> </text:span><text:span text:style-name="T23">void</text:span><text:span text:style-name="T1"> receiveAndSaveToFile(String </text:span><text:span text:style-name="T30">containerName</text:span><text:span text:style-name="T1">, String </text:span><text:span text:style-name="T30">objectName</text:span><text:span text:style-name="T1">, File </text:span><text:span text:style-name="T30">toFile</text:span><text:span text:style-name="T1">);</text:span></text:p>
            <text:p text:style-name="P10"><text:span text:style-name="T1"><text:s text:c="4"/></text:span><text:span text:style-name="T23">public</text:span><text:span text:style-name="T1"> InputStream receiveAsInputStream(String </text:span><text:span text:style-name="T30">containerName</text:span><text:span text:style-name="T1">, String </text:span><text:span text:style-name="T30">objectName</text:span><text:span text:style-name="T1">);</text:span></text:p>
            <text:p text:style-name="P10"><text:span text:style-name="T1"><text:s text:c="4"/></text:span><text:span text:style-name="T23">public</text:span><text:span text:style-name="T1"> </text:span><text:span text:style-name="T23">void</text:span><text:span text:style-name="T1"> deleteObject(String </text:span><text:span text:style-name="T30">containerName</text:span><text:span text:style-name="T1">, String </text:span><text:span text:style-name="T30">objectName</text:span><text:span text:style-name="T1">);</text:span></text:p>
            <text:p text:style-name="P10"><text:span text:style-name="T1"><text:s text:c="4"/>...</text:span></text:p>
            <text:p text:style-name="P12"><text:span text:style-name="T5">}</text:span></text:p>
          </table:table-cell>
        </table:table-row>
      </table:table>
      <text:p text:style-name="Text_20_body"/>
      <text:p text:style-name="Text_20_body">The <text:span text:style-name="Source_20_Text"><text:span text:style-name="T31">StorageOperations</text:span></text:span> is obviously a very important part of the API. It defines core methods to interact with online storage providers.</text:p>
      <text:p text:style-name="Text_20_body"><text:span text:style-name="Source_20_Text">ContainerStatus</text:span> defines status of the container. It is defined as enum with three possible values:</text:p>
      <table:table table:name="ConatinerStatusenum" table:style-name="ConatinerStatusenum">
        <table:table-column table:style-name="ConatinerStatusenum.A"/>
        <table:table-row>
          <table:table-cell table:style-name="ConatinerStatusenum.A1" office:value-type="string">
            <text:p text:style-name="P10"><text:span text:style-name="T23">public</text:span><text:span text:style-name="T1"> </text:span><text:span text:style-name="T23">enum</text:span><text:span text:style-name="T1"> ContainerStatus {</text:span></text:p>
            <text:p text:style-name="P10"><text:span text:style-name="T1"><text:s text:c="4"/></text:span>MINE<text:span text:style-name="T1">, </text:span>DOES_NOT_EXIST<text:span text:style-name="T1">, </text:span>ALREADY_CLAIMED</text:p>
            <text:p text:style-name="P12"><text:span text:style-name="T5">}</text:span></text:p>
          </table:table-cell>
        </table:table-row>
      </table:table>
      <text:p text:style-name="Text_20_body"><text:soft-page-break/></text:p>
      <text:p text:style-name="Text_20_body">MINE – container was created by me and I have full access to it.</text:p>
      <text:p text:style-name="Text_20_body">DOES_NOT_EXIST – container with specified name does not exist.</text:p>
      <text:p text:style-name="Text_20_body">ALREADY_CLAIMED – container exist, but caller is not the owner of it.</text:p>
      <text:p text:style-name="Text_20_body"/>
      <text:p text:style-name="Text_20_body"/>
      <text:p text:style-name="Text_20_body"><draw:frame draw:style-name="fr1" draw:name="Object2" text:anchor-type="paragraph" svg:y="0.067cm" svg:width="13.208cm" svg:height="7.422cm" draw:z-index="0"><draw:object xlink:href="./Object 2" xlink:type="simple" xlink:show="embed" xlink:actuate="onLoad"/><draw:image xlink:href="./ObjectReplacements/Object 2" xlink:type="simple" xlink:show="embed" xlink:actuate="onLoad"/></draw:frame></text:p>
      <text:h text:style-name="Heading_20_3" text:outline-level="3">Interaction with AMQP broker</text:h>
      <text:p text:style-name="Text_20_body">The main interface defining API to interact with AMQP broker is 'AmqOperations'. It is possible to split functionality it offers into two:</text:p>
      <text:list xml:id="list1740557780" text:style-name="L2">
        <text:list-item>
          <text:p text:style-name="P15"><text:span text:style-name="T7">AMQ broker configuration</text:span> which covers: AMQP exchange (direct/fanout/topic) declaration/deletion, AMQP queue declaration/deletion and binding between AMQP exchange and queue declaration/deletion.</text:p>
        </text:list-item>
        <text:list-item>
          <text:p text:style-name="P16"><text:span text:style-name="T7">Message sending and receiving capabilities</text:span>: both send and receive operations apply a conversion strategy to and from the AMQ message allowing the client to deal only with standard Java types such as String. With message receiving operations both auto acknowledge and manual acknowledgement are supported.</text:p>
        </text:list-item>
      </text:list>
      <text:h text:style-name="Heading_20_4" text:outline-level="4"><text:span text:style-name="T8">amq-temlate with </text:span>RabbitMq java client behind</text:h>
      <text:p text:style-name="Text_20_body">RabbitMq (<text:a xlink:type="simple" xlink:href="http://www.rabbitmq.com/">http://www.rabbitmq.com</text:a>) provides an open source Java client for interacting with AMQP broker. <text:span text:style-name="T8">amq-template</text:span> facilitates its functionality. <text:s/>The core classes and interfaces are:</text:p>
      <text:list xml:id="list544828225" text:style-name="L3">
        <text:list-item>
          <text:p text:style-name="P17">RabbitMqTemplate – implementation of 'AmqOperations' interface providing client functionality.</text:p>
        </text:list-item>
        <text:list-item>
          <text:p text:style-name="P18">RabbitMqMessage – This class holds the data to be converted to/from AMQP broker message.</text:p>
        </text:list-item>
        <text:list-item>
          <text:p text:style-name="P18">RabbitMqConnectionFactory – connection factory interface to make connections to AMQP broker. Default, and at the moment the only one, implementation of the interface is 'SingleConnectionConnectionFactory. It creates and reuses single connection with AMQP broker.</text:p>
        </text:list-item>
        <text:list-item>
          <text:p text:style-name="P18"><text:soft-page-break/>RabbitMqChannelFactory – channel (session) factory interface to create channel to AMQP broker. Agin it has only single implementation – 'DefaultChannelFactory'. It creates new channel each time is requested (channel per request).</text:p>
        </text:list-item>
        <text:list-item>
          <text:p text:style-name="P18">RabbitMqMessageConverter – is a interface to convert messages to/from AMQP broker. It has two implementations: 'StringMessageConverter' – converts to/from String and is default converter and 'SerializationMessageConverter' – converts to/from Serializable object.</text:p>
        </text:list-item>
      </text:list>
      <text:h text:style-name="Heading_20_3" text:outline-level="3"><text:span text:style-name="T8">amq-template</text:span> example</text:h>
      <text:p text:style-name="Text_20_body">Note that all tests require AMQP server to be running.</text:p>
      <table:table table:name="Table1" table:style-name="Table1">
        <table:table-column table:style-name="Table1.A"/>
        <table:table-row>
          <table:table-cell table:style-name="Table1.A1" office:value-type="string">
            <text:p text:style-name="P1"><text:span text:style-name="T10">&lt;</text:span><text:span text:style-name="T13">bean</text:span><text:span text:style-name="T19"> </text:span><text:span text:style-name="T16">id</text:span><text:span text:style-name="T2">=</text:span><text:span text:style-name="T18">"rabbitMqTemplateBean"</text:span><text:span text:style-name="T19"> </text:span><text:span text:style-name="T16">class</text:span><text:span text:style-name="T2">=</text:span><text:span text:style-name="T18">"org.opencredo.amq.rabbitmq.RabbitMqTemplate"</text:span><text:span text:style-name="T10">&gt;</text:span></text:p>
            <text:p text:style-name="P2"><text:span text:style-name="T1"><text:tab/></text:span><text:span text:style-name="T9">&lt;</text:span><text:span text:style-name="T12">constructor-arg</text:span> <text:span text:style-name="T15">ref</text:span><text:span text:style-name="T1">=</text:span><text:span text:style-name="T17">"channelFactoryBean"</text:span> <text:span text:style-name="T9">/&gt;</text:span></text:p>
            <text:p text:style-name="P2"><text:span text:style-name="T9">&lt;/</text:span><text:span text:style-name="T12">bean</text:span><text:span text:style-name="T9">&gt;</text:span></text:p>
            <text:p text:style-name="P6"/>
            <text:p text:style-name="P2"><text:span text:style-name="T9">&lt;</text:span><text:span text:style-name="T12">bean</text:span> <text:span text:style-name="T15">id</text:span><text:span text:style-name="T1">=</text:span><text:span text:style-name="T17">"channelFactoryBean"</text:span> <text:span text:style-name="T15">class</text:span><text:span text:style-name="T1">=</text:span><text:span text:style-name="T17">"org.opencredo.amq.rabbitmq.DefaultChannelFactory"</text:span><text:span text:style-name="T9">&gt;</text:span></text:p>
            <text:p text:style-name="P2"><text:span text:style-name="T1"><text:tab/></text:span><text:span text:style-name="T9">&lt;</text:span><text:span text:style-name="T12">constructor-arg</text:span> <text:span text:style-name="T15">ref</text:span><text:span text:style-name="T1">=</text:span><text:span text:style-name="T17">"connectionFactoryBean"</text:span> <text:span text:style-name="T9">/&gt;</text:span></text:p>
            <text:p text:style-name="P2"><text:span text:style-name="T9">&lt;/</text:span><text:span text:style-name="T12">bean</text:span><text:span text:style-name="T9">&gt;</text:span></text:p>
            <text:p text:style-name="P2"/>
            <text:p text:style-name="P2"><text:span text:style-name="T9">&lt;</text:span><text:span text:style-name="T12">bean</text:span> <text:span text:style-name="T15">id</text:span><text:span text:style-name="T1">=</text:span><text:span text:style-name="T17">"connectionFactoryBean"</text:span></text:p>
            <text:p text:style-name="P2"><text:tab/><text:span text:style-name="T15">class</text:span><text:span text:style-name="T1">=</text:span><text:span text:style-name="T17">"org.opencredo.amq.rabbitmq.SingleConnectionConnectionFactory"</text:span><text:span text:style-name="T9">&gt;</text:span></text:p>
            <text:p text:style-name="P2"><text:span text:style-name="T1"><text:tab/></text:span><text:span text:style-name="T9">&lt;</text:span><text:span text:style-name="T12">constructor-arg</text:span> <text:span text:style-name="T15">index</text:span><text:span text:style-name="T1">=</text:span><text:span text:style-name="T17">"0"</text:span> <text:span text:style-name="T15">value</text:span><text:span text:style-name="T1">=</text:span><text:span text:style-name="T17">"localhost"</text:span> <text:span text:style-name="T9">/&gt;</text:span></text:p>
            <text:p text:style-name="P2"><text:span text:style-name="T1"><text:tab/></text:span><text:span text:style-name="T9">&lt;</text:span><text:span text:style-name="T12">constructor-arg</text:span> <text:span text:style-name="T15">index</text:span><text:span text:style-name="T1">=</text:span><text:span text:style-name="T17">"1"</text:span> <text:span text:style-name="T15">value</text:span><text:span text:style-name="T1">=</text:span><text:span text:style-name="T17">"5672"</text:span> <text:span text:style-name="T9">/&gt;</text:span></text:p>
            <text:p text:style-name="P2"><text:span text:style-name="T1"><text:tab/></text:span><text:span text:style-name="T9">&lt;</text:span><text:span text:style-name="T12">property</text:span> <text:span text:style-name="T15">name</text:span><text:span text:style-name="T1">=</text:span><text:span text:style-name="T17">"userName"</text:span> <text:span text:style-name="T15">value</text:span><text:span text:style-name="T1">=</text:span><text:span text:style-name="T17">"guest"</text:span> <text:span text:style-name="T9">/&gt;</text:span></text:p>
            <text:p text:style-name="P2"><text:span text:style-name="T1"><text:tab/></text:span><text:span text:style-name="T9">&lt;</text:span><text:span text:style-name="T12">property</text:span> <text:span text:style-name="T15">name</text:span><text:span text:style-name="T1">=</text:span><text:span text:style-name="T17">"password"</text:span> <text:span text:style-name="T15">value</text:span><text:span text:style-name="T1">=</text:span><text:span text:style-name="T17">"guest"</text:span> <text:span text:style-name="T9">/&gt;</text:span></text:p>
            <text:p text:style-name="P2"><text:span text:style-name="T1"><text:tab/></text:span><text:span text:style-name="T9">&lt;</text:span><text:span text:style-name="T12">property</text:span> <text:span text:style-name="T15">name</text:span><text:span text:style-name="T1">=</text:span><text:span text:style-name="T17">"virtualHost"</text:span> <text:span text:style-name="T15">value</text:span><text:span text:style-name="T1">=</text:span><text:span text:style-name="T17">"/"</text:span> <text:span text:style-name="T9">/&gt;</text:span></text:p>
            <text:p text:style-name="P2"><text:span text:style-name="T1"><text:tab/></text:span><text:span text:style-name="T9">&lt;</text:span><text:span text:style-name="T12">property</text:span> <text:span text:style-name="T15">name</text:span><text:span text:style-name="T1">=</text:span><text:span text:style-name="T17">"requestedHeartbeat"</text:span> <text:span text:style-name="T15">value</text:span><text:span text:style-name="T1">=</text:span><text:span text:style-name="T17">"0"</text:span> <text:span text:style-name="T9">/&gt;</text:span></text:p>
            <text:p text:style-name="P3"><text:span text:style-name="T11">&lt;/</text:span><text:span text:style-name="T14">bean</text:span><text:span text:style-name="T11">&gt;</text:span></text:p>
          </table:table-cell>
        </table:table-row>
      </table:table>
      <text:p text:style-name="Text_20_body"/>
      <table:table table:name="amq-template-source" table:style-name="amq-template-source">
        <table:table-column table:style-name="amq-template-source.A"/>
        <table:table-row>
          <table:table-cell table:style-name="amq-template-source.A1" office:value-type="string">
            <text:p text:style-name="P2"><text:span text:style-name="T26">rabbitMqTemplate</text:span><text:span text:style-name="T1"> = </text:span><text:span text:style-name="T28">// Get from spring context</text:span></text:p>
            <text:p text:style-name="P6"/>
            <text:p text:style-name="P4">// Create binding map: maps routing-key 'a' to queue 'a-queue' and routing-key 'b' to queue 'b-queue'</text:p>
            <text:p text:style-name="P2"><text:span text:style-name="T1">Map&lt;</text:span><text:span text:style-name="T20">String</text:span><text:span text:style-name="T1">, </text:span><text:span text:style-name="T20">String</text:span><text:span text:style-name="T1">&gt; </text:span><text:span text:style-name="T21">keyToQueueNameBinding</text:span><text:span text:style-name="T1"> = </text:span><text:span text:style-name="T23">new</text:span><text:span text:style-name="T1"> HashMap&lt;</text:span><text:span text:style-name="T20">String</text:span><text:span text:style-name="T1">, </text:span><text:span text:style-name="T20">String</text:span><text:span text:style-name="T1">&gt;(2);</text:span></text:p>
            <text:p text:style-name="P2"><text:span text:style-name="T21">keyToQueueNameBinding</text:span><text:span text:style-name="T1">.put(</text:span><text:span text:style-name="T24">"a"</text:span><text:span text:style-name="T1">, </text:span><text:span text:style-name="T24">"a-queue"</text:span><text:span text:style-name="T1">);</text:span></text:p>
            <text:p text:style-name="P2"><text:span text:style-name="T21">keyToQueueNameBinding</text:span><text:span text:style-name="T1">.put(</text:span><text:span text:style-name="T24">"b"</text:span><text:span text:style-name="T1">, </text:span><text:span text:style-name="T24">"b-queue"</text:span><text:span text:style-name="T1">);</text:span></text:p>
            <text:p text:style-name="P2"/>
            <text:p text:style-name="P4">// Declare exchange of 'direct' type and bindings for it</text:p>
            <text:p text:style-name="P3"><text:span text:style-name="T27">rabbitMqTemplate</text:span><text:span text:style-name="T3">.declareDirectExchange(</text:span><text:span text:style-name="T25">"DirectExchange"</text:span><text:span text:style-name="T3">, </text:span><text:span text:style-name="T22">keyToQueueNameBinding</text:span><text:span text:style-name="T3">);</text:span></text:p>
            <text:p text:style-name="P6"/>
            <text:p text:style-name="P4">// Send message 'Test message 'to exchange 'DirectExchange' with routing key 'a'</text:p>
            <text:p text:style-name="P2"><text:span text:style-name="T26">rabbitMqTemplate</text:span><text:span text:style-name="T1">.convertAndSend(</text:span><text:span text:style-name="T24">"DirectExchange"</text:span><text:span text:style-name="T1">, </text:span><text:span text:style-name="T24">"a"</text:span><text:span text:style-name="T1">, </text:span><text:span text:style-name="T24">"Test message"</text:span><text:span text:style-name="T1">);</text:span></text:p>
            <text:p text:style-name="P6"/>
            <text:p text:style-name="P4">// Receive message from queue 'a-queue'</text:p>
            <text:p text:style-name="P2"><text:span text:style-name="T1">Object </text:span><text:span text:style-name="T21">result</text:span><text:span text:style-name="T1"> = </text:span><text:span text:style-name="T26">rabbitMqTemplate</text:span><text:span text:style-name="T1">.receiveAndConvert(</text:span><text:span text:style-name="T24">"a-queue"</text:span><text:span text:style-name="T1">);</text:span></text:p>
          </table:table-cell>
        </table:table-row>
      </table:table>
      <text:h text:style-name="Heading_20_2" text:outline-level="2">OpenCredo AMQP adapter (amq-spring-integration-support)</text:h>
      <text:p text:style-name="Text_20_body"><text:span text:style-name="T8">amq-spring-integration-support</text:span> is a link between Spring-Integration (SI) (<text:a xlink:type="simple" xlink:href="http://www.springsource.org/spring-integration">http://www.springsource.org/spring-integration</text:a>) and AMQP. It defines SI end points – adapters – to send/receive messages from AMQP server(s).</text:p>
      <text:p text:style-name="Text_20_body"/>
      <text:p text:style-name="Text_20_body"><draw:frame draw:style-name="fr2" draw:name="Object3" text:anchor-type="paragraph" svg:x="0.573cm" svg:y="-0.041cm" svg:width="15.699cm" svg:height="8.147cm" draw:z-index="1"><draw:object xlink:href="./Object 3" xlink:type="simple" xlink:show="embed" xlink:actuate="onLoad"/><draw:image xlink:href="./ObjectReplacements/Object 3" xlink:type="simple" xlink:show="embed" xlink:actuate="onLoad"/></draw:frame><text:soft-page-break/></text:p>
      <text:p text:style-name="Text_20_body">AMQ adapters, in spring configuration, can be defined using custom namespace elements. <text:s text:c="20"/></text:p>
      <text:h text:style-name="Heading_20_3" text:outline-level="3"><text:span text:style-name="T8">amq-spring-integration-support</text:span> example</text:h>
      <text:p text:style-name="Text_20_body">Note that all tests require AMQP server to be running.</text:p>
      <table:table table:name="amq-adapter-xml" table:style-name="amq-adapter-xml">
        <table:table-column table:style-name="amq-adapter-xml.A"/>
        <table:table-row>
          <table:table-cell table:style-name="amq-adapter-xml.A1" office:value-type="string">
            <text:p text:style-name="P2"/>
            <text:p text:style-name="P5">&lt;!-- AMQ queues are used in bindings and in in-bound adapters. --&gt;</text:p>
            <text:p text:style-name="P2"><text:span text:style-name="T9">&lt;</text:span><text:span text:style-name="T12">amq:amq-queue</text:span> <text:span text:style-name="T15">id</text:span><text:span text:style-name="T1">=</text:span><text:span text:style-name="T17">"a-queue"</text:span> <text:span text:style-name="T9">/&gt;</text:span></text:p>
            <text:p text:style-name="P2"><text:span text:style-name="T9">&lt;</text:span><text:span text:style-name="T12">amq:amq-queue</text:span> <text:span text:style-name="T15">id</text:span><text:span text:style-name="T1">=</text:span><text:span text:style-name="T17">"b-queue"</text:span> <text:span text:style-name="T9">/&gt;</text:span></text:p>
            <text:p text:style-name="P2"/>
            <text:p text:style-name="P5">&lt;!-- Defines binding between routing-key 'rk' and messages 'a-queue' and 'b-queue' --&gt;</text:p>
            <text:p text:style-name="P2"><text:span text:style-name="T9">&lt;</text:span><text:span text:style-name="T12">amq:amq-binding</text:span> <text:span text:style-name="T15">id</text:span><text:span text:style-name="T1">=</text:span><text:span text:style-name="T17">"binding1"</text:span> <text:span text:style-name="T15">routing-key</text:span><text:span text:style-name="T1">=</text:span><text:span text:style-name="T17">"rk"</text:span><text:span text:style-name="T9">&gt;</text:span></text:p>
            <text:p text:style-name="P2"><text:span text:style-name="T1"><text:tab/></text:span><text:span text:style-name="T9">&lt;</text:span><text:span text:style-name="T12">amq:queue</text:span> <text:span text:style-name="T15">ref</text:span><text:span text:style-name="T1">=</text:span><text:span text:style-name="T17">"a-queue"</text:span> <text:span text:style-name="T9">/&gt;</text:span></text:p>
            <text:p text:style-name="P2"><text:span text:style-name="T1"><text:tab/></text:span><text:span text:style-name="T9">&lt;</text:span><text:span text:style-name="T12">amq:queue</text:span> <text:span text:style-name="T15">ref</text:span><text:span text:style-name="T1">=</text:span><text:span text:style-name="T17">"b-queue"</text:span> <text:span text:style-name="T9">/&gt;</text:span></text:p>
            <text:p text:style-name="P2"><text:span text:style-name="T9">&lt;/</text:span><text:span text:style-name="T12">amq:amq-binding</text:span><text:span text:style-name="T9">&gt;</text:span></text:p>
            <text:p text:style-name="P2"/>
            <text:p text:style-name="P5">&lt;!-- Defines AMQ exchange of type 'fanout' with binding 'binding1' --&gt;</text:p>
            <text:p text:style-name="P2"><text:span text:style-name="T9">&lt;</text:span><text:span text:style-name="T12">amq:amq-exchange</text:span> <text:span text:style-name="T15">id</text:span><text:span text:style-name="T1">=</text:span><text:span text:style-name="T17">"exchange"</text:span> <text:span text:style-name="T15">type</text:span><text:span text:style-name="T1">=</text:span><text:span text:style-name="T17">"fanout"</text:span><text:span text:style-name="T9">&gt;</text:span></text:p>
            <text:p text:style-name="P2"><text:span text:style-name="T1"><text:tab/></text:span><text:span text:style-name="T9">&lt;</text:span><text:span text:style-name="T12">amq:binding</text:span> <text:span text:style-name="T15">ref</text:span><text:span text:style-name="T1">=</text:span><text:span text:style-name="T17">"binding1"</text:span> <text:span text:style-name="T9">/&gt;</text:span></text:p>
            <text:p text:style-name="P2"><text:span text:style-name="T9">&lt;/</text:span><text:span text:style-name="T12">amq:amq-exchange</text:span><text:span text:style-name="T9">&gt;</text:span></text:p>
            <text:p text:style-name="P2"/>
            <text:p text:style-name="P5">&lt;!-- Spring-Integration (SI) channel – messages from this channel will be send to AMQP broker --&gt;</text:p>
            <text:p text:style-name="P2"><text:span text:style-name="T9">&lt;</text:span><text:span text:style-name="T12">channel</text:span> <text:span text:style-name="T15">id</text:span><text:span text:style-name="T1">=</text:span><text:span text:style-name="T17">"out-channel-1"</text:span> <text:span text:style-name="T9">/&gt;</text:span></text:p>
            <text:p text:style-name="P2"/>
            <text:p text:style-name="P5">&lt;!-- Defines AMQ <text:span text:style-name="T29">outbound</text:span> adapter – sends messages from SI channel 'out-channel-1' to AMQP broker --&gt;</text:p>
            <text:p text:style-name="P2"><text:span text:style-name="T9">&lt;</text:span><text:span text:style-name="T12">amq:outbound-channel-adapter</text:span> <text:span text:style-name="T15">id</text:span><text:span text:style-name="T1">=</text:span><text:span text:style-name="T17">"out-adapter"</text:span></text:p>
            <text:p text:style-name="P2"><text:tab/><text:span text:style-name="T15">default-routing-key</text:span><text:span text:style-name="T1">=</text:span><text:span text:style-name="T17">"a-queue"</text:span> <text:span text:style-name="T15">template</text:span><text:span text:style-name="T1">=</text:span><text:span text:style-name="T17">"rabbitMqTemplateBean"</text:span></text:p>
            <text:p text:style-name="P2"><text:tab/><text:span text:style-name="T15">channel</text:span><text:span text:style-name="T1">=</text:span><text:span text:style-name="T17">"out-channel-1"</text:span> <text:span text:style-name="T15">exchange</text:span><text:span text:style-name="T1">=</text:span><text:span text:style-name="T17">"exchange"</text:span> <text:span text:style-name="T9">/&gt;</text:span></text:p>
            <text:p text:style-name="P2"/>
            <text:p text:style-name="P5">&lt;!-- Spring-Integration (SI) channel – messages from AMQP broker will be added to this channel. --&gt;</text:p>
            <text:p text:style-name="P2"><text:span text:style-name="T9">&lt;</text:span><text:span text:style-name="T12">channel</text:span> <text:span text:style-name="T15">id</text:span><text:span text:style-name="T1">=</text:span><text:span text:style-name="T17">"in-channel-1"</text:span><text:span text:style-name="T9">&gt;</text:span></text:p>
            <text:p text:style-name="P2"><text:span text:style-name="T1"><text:tab/></text:span><text:span text:style-name="T9">&lt;</text:span><text:span text:style-name="T12">queue</text:span> <text:span text:style-name="T15">capacity</text:span><text:span text:style-name="T1">=</text:span><text:span text:style-name="T17">"10"</text:span> <text:span text:style-name="T9">/&gt;</text:span></text:p>
            <text:p text:style-name="P2"><text:span text:style-name="T9">&lt;/</text:span><text:span text:style-name="T12">channel</text:span><text:span text:style-name="T9">&gt;</text:span></text:p>
            <text:p text:style-name="P2"/>
            <text:p text:style-name="P5">&lt;!-- Spring-Integration (SI) channel – messages from AMQP broker will be added to this channel. --&gt;</text:p>
            <text:p text:style-name="P2"><text:span text:style-name="T9">&lt;</text:span><text:span text:style-name="T12">channel</text:span> <text:span text:style-name="T15">id</text:span><text:span text:style-name="T1">=</text:span><text:span text:style-name="T17">"in-channel-2"</text:span><text:span text:style-name="T9">&gt;</text:span></text:p>
            <text:p text:style-name="P2"><text:span text:style-name="T1"><text:tab/></text:span><text:span text:style-name="T9">&lt;</text:span><text:span text:style-name="T12">queue</text:span> <text:span text:style-name="T15">capacity</text:span><text:span text:style-name="T1">=</text:span><text:span text:style-name="T17">"10"</text:span> <text:span text:style-name="T9">/&gt;</text:span></text:p>
            <text:p text:style-name="P2"><text:span text:style-name="T9">&lt;/</text:span><text:span text:style-name="T12">channel</text:span><text:span text:style-name="T9">&gt;</text:span></text:p>
            <text:p text:style-name="P2"/>
            <text:p text:style-name="P5"><text:soft-page-break/>&lt;!-- Defines AMQ in<text:span text:style-name="T29">bound</text:span> adapter – every 2 seconds looks for message in AMQP broker queue 'a-queue' </text:p>
            <text:p text:style-name="P5"><text:s text:c="6"/>and adds them to SI channel 'in-channel-1' if AMQ message received --&gt;</text:p>
            <text:p text:style-name="P2"><text:span text:style-name="T9">&lt;</text:span><text:span text:style-name="T12">amq:inbound-channel-adapter</text:span> <text:span text:style-name="T15">queue</text:span><text:span text:style-name="T1">=</text:span><text:span text:style-name="T17">"a-queue"</text:span></text:p>
            <text:p text:style-name="P2"><text:span text:style-name="T1"><text:tab/></text:span><text:span text:style-name="T15">template</text:span><text:span text:style-name="T1">=</text:span><text:span text:style-name="T17">"rabbitMqTemplateBean"</text:span> <text:span text:style-name="T15">channel</text:span><text:span text:style-name="T1">=</text:span><text:span text:style-name="T17">"in-channel-1"</text:span><text:span text:style-name="T9">&gt;</text:span></text:p>
            <text:p text:style-name="P2"><text:span text:style-name="T1"><text:tab/></text:span><text:span text:style-name="T9">&lt;</text:span><text:span text:style-name="T12">poller</text:span><text:span text:style-name="T9">&gt;</text:span></text:p>
            <text:p text:style-name="P2"><text:span text:style-name="T1"><text:tab/><text:tab/></text:span><text:span text:style-name="T9">&lt;</text:span><text:span text:style-name="T12">interval-trigger</text:span> <text:span text:style-name="T15">interval</text:span><text:span text:style-name="T1">=</text:span><text:span text:style-name="T17">"2000"</text:span> <text:span text:style-name="T9">/&gt;</text:span></text:p>
            <text:p text:style-name="P2"><text:span text:style-name="T1"><text:tab/></text:span><text:span text:style-name="T9">&lt;/</text:span><text:span text:style-name="T12">poller</text:span><text:span text:style-name="T9">&gt;</text:span></text:p>
            <text:p text:style-name="P2"><text:span text:style-name="T9">&lt;/</text:span><text:span text:style-name="T12">amq:inbound-channel-adapter</text:span><text:span text:style-name="T9">&gt;</text:span></text:p>
            <text:p text:style-name="P2"/>
            <text:p text:style-name="P5">&lt;!-- Defines AMQ in<text:span text:style-name="T29">bound</text:span> adapter – every 2 seconds looks for message in AMQP broker queue 'b-queue' </text:p>
            <text:p text:style-name="P5"><text:s text:c="6"/>and adds them to SI channel 'in-channel-2' if AMQ message received --&gt;</text:p>
            <text:p text:style-name="P2"><text:span text:style-name="T9">&lt;</text:span><text:span text:style-name="T12">amq:inbound-channel-adapter</text:span> <text:span text:style-name="T15">queue</text:span><text:span text:style-name="T1">=</text:span><text:span text:style-name="T17">"b-queue"</text:span> </text:p>
            <text:p text:style-name="P2"><text:span text:style-name="T1"><text:tab/></text:span><text:span text:style-name="T15">template</text:span><text:span text:style-name="T1">=</text:span><text:span text:style-name="T17">"rabbitMqTemplateBean"</text:span> <text:span text:style-name="T15">channel</text:span><text:span text:style-name="T1">=</text:span><text:span text:style-name="T17">"in-channel-2"</text:span><text:span text:style-name="T9">&gt;</text:span></text:p>
            <text:p text:style-name="P2"><text:span text:style-name="T1"><text:tab/></text:span><text:span text:style-name="T9">&lt;</text:span><text:span text:style-name="T12">poller</text:span><text:span text:style-name="T9">&gt;</text:span></text:p>
            <text:p text:style-name="P2"><text:span text:style-name="T1"><text:tab/><text:tab/></text:span><text:span text:style-name="T9">&lt;</text:span><text:span text:style-name="T12">interval-trigger</text:span> <text:span text:style-name="T15">interval</text:span><text:span text:style-name="T1">=</text:span><text:span text:style-name="T17">"2000"</text:span> <text:span text:style-name="T9">/&gt;</text:span></text:p>
            <text:p text:style-name="P2"><text:span text:style-name="T1"><text:tab/></text:span><text:span text:style-name="T9">&lt;/</text:span><text:span text:style-name="T12">poller</text:span><text:span text:style-name="T9">&gt;</text:span></text:p>
            <text:p text:style-name="P3"><text:span text:style-name="T11">&lt;/</text:span><text:span text:style-name="T14">amq:inbound-channel-adapter</text:span><text:span text:style-name="T11">&gt;</text:span></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omas Lukosius</meta:initial-creator>
    <meta:creation-date>2010-01-08T15:19:06</meta:creation-date>
    <dc:date>2010-02-17T17:44:52</dc:date>
    <dc:creator>Tomas Lukosius</dc:creator>
    <meta:editing-duration>PT14H18M00S</meta:editing-duration>
    <meta:editing-cycles>241</meta:editing-cycles>
    <meta:generator>OpenOffice.org/3.1$Unix OpenOffice.org_project/310m19$Build-9420</meta:generator>
    <meta:printed-by>Tomas Lukosius</meta:printed-by>
    <meta:print-date>2010-01-10T19:09:15</meta:print-date>
    <meta:document-statistic meta:table-count="5" meta:image-count="0" meta:object-count="2" meta:page-count="5" meta:paragraph-count="122" meta:word-count="978" meta:character-count="8471"/>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linejoin="round" draw:textarea-horizontal-align="justify" draw:textarea-vertical-align="top"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marker-start="Arrow" draw:marker-end="Arrow" draw:marker-end-width="0.3cm" draw:textarea-horizontal-align="center" draw:textarea-vertical-align="middle"/>
    </style:style>
    <style:style style:name="gr4" style:family="graphic" style:parent-style-name="standard">
      <style:graphic-properties draw:marker-start="Arrow" draw:marker-start-width="0.3cm" draw:marker-end="Arrow" draw:marker-end-width="0.3cm" draw:textarea-horizontal-align="center" draw:textarea-vertical-align="middle"/>
    </style:style>
    <style:style style:name="gr5" style:family="graphic" style:parent-style-name="standard">
      <style:graphic-properties draw:textarea-vertical-align="middle" draw:auto-grow-height="false" fo:min-height="0.749cm" fo:min-width="0.499cm"/>
    </style:style>
    <style:style style:name="gr6" style:family="graphic" style:parent-style-name="standard">
      <style:graphic-properties draw:textarea-horizontal-align="center" draw:textarea-vertical-align="top"/>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cm" svg:height="5.5cm" svg:x="6.5cm" svg:y="2.5cm">
          <text:p text:style-name="P1">AMQ-template</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3cm" svg:height="1cm" svg:x="7cm" svg:y="3.5cm">
          <text:p text:style-name="P1">API</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3cm" svg:height="1.5cm" svg:x="7cm" svg:y="6cm">
          <text:p text:style-name="P1">AMQP java client</text:p>
          <text:p text:style-name="P1">(RabbitMQ)</text:p>
          <draw:enhanced-geometry svg:viewBox="0 0 21600 21600" draw:glue-points="10800 0 0 10800 10800 21600 21600 10800" draw:type="flowchart-process" draw:enhanced-path="M 0 0 L 21600 0 21600 21600 0 21600 0 0 Z N"/>
        </draw:custom-shape>
        <draw:line draw:style-name="gr3" draw:text-style-name="P1" draw:layer="layout" svg:x1="8.5cm" svg:y1="4.5cm" svg:x2="8.5cm" svg:y2="6cm">
          <text:p/>
        </draw:line>
        <draw:line draw:style-name="gr4" draw:text-style-name="P1" draw:layer="layout" svg:x1="10cm" svg:y1="6.5cm" svg:x2="12cm" svg:y2="6.5cm">
          <text:p/>
        </draw:line>
        <draw:line draw:style-name="gr4" draw:text-style-name="P1" draw:layer="layout" svg:x1="5.026cm" svg:y1="4.078cm" svg:x2="7.026cm" svg:y2="4.078cm">
          <text:p/>
        </draw:line>
        <draw:custom-shape draw:style-name="gr5" draw:text-style-name="P1" draw:layer="layout" svg:width="3.5cm" svg:height="2cm" svg:x="1.5cm" svg:y="3cm">
          <text:p text:style-name="P1">Need to interact</text:p>
          <text:p text:style-name="P1">with AMQ broker</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 draw:text-style-name="P1" draw:layer="layout" svg:width="2cm" svg:height="2cm" svg:x="12cm" svg:y="5.5cm">
          <text:p text:style-name="P1">Server</text:p>
          <text:p text:style-name="P1">(“broker”)</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rect draw:style-name="gr6" draw:text-style-name="P1" draw:layer="layout" svg:width="10cm" svg:height="7cm" svg:x="1cm" svg:y="1.5cm">
          <text:p text:style-name="P1">Client application(s)</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none"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justify" draw:textarea-vertical-align="top"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marker-start="Arrow" draw:marker-end="Arrow" draw:marker-end-width="0.3cm" draw:textarea-horizontal-align="center" draw:textarea-vertical-align="middle"/>
    </style:style>
    <style:style style:name="gr4" style:family="graphic" style:parent-style-name="standard">
      <style:graphic-properties draw:marker-start="Arrow" draw:marker-start-width="0.3cm" draw:marker-end="Arrow" draw:marker-end-width="0.3cm" draw:textarea-horizontal-align="center" draw:textarea-vertical-align="middle"/>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3cm" svg:height="8cm" svg:x="1.5cm" svg:y="1cm">
          <text:p text:style-name="P1">Client application(s)</text:p>
          <draw:enhanced-geometry svg:viewBox="0 0 21600 21600" draw:glue-points="10800 0 0 10800 10800 21600 21600 10800" draw:type="flowchart-process" draw:enhanced-path="M 0 0 L 21600 0 21600 21600 0 21600 0 0 Z N"/>
        </draw:custom-shape>
        <draw:custom-shape draw:style-name="gr1" draw:text-style-name="P1" draw:layer="layout" svg:width="7cm" svg:height="6.5cm" svg:x="2cm" svg:y="2cm">
          <text:p text:style-name="P1">SI configuratio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3cm" svg:height="1.5cm" svg:x="2.5cm" svg:y="4cm">
          <text:p text:style-name="P1">SI</text:p>
          <text:p text:style-name="P1">channel</text:p>
          <draw:enhanced-geometry svg:viewBox="0 0 21600 21600" draw:text-areas="0 0 ?f0 21600" draw:type="right-arrow-callout" draw:modifiers="14400 5400 17115.8947017661 9742.30512991339"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2" draw:text-style-name="P1" draw:layer="layout" svg:width="2.5cm" svg:height="1.5cm" svg:x="5.5cm" svg:y="4cm">
          <text:p text:style-name="P1">AMQ outbound</text:p>
          <text:p text:style-name="P1">adapter</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2cm" svg:height="1.5cm" svg:x="2.5cm" svg:y="6cm">
          <text:p text:style-name="P1">SI </text:p>
          <text:p text:style-name="P1">channel</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3.5cm" svg:height="1.5cm" svg:x="4.5cm" svg:y="6cm">
          <text:p text:style-name="P1">AMQ inbound</text:p>
          <text:p text:style-name="P1">adapter</text:p>
          <draw:enhanced-geometry svg:viewBox="0 0 21600 21600" draw:text-areas="?f0 0 21600 21600" draw:type="left-arrow-callout" draw:modifiers="6330.07712082262 5400 4090.48843187661 8591.0726182545"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 draw:text-style-name="P1" draw:layer="layout" svg:width="4cm" svg:height="5.5cm" svg:x="10cm" svg:y="2.5cm">
          <text:p text:style-name="P1">OC-AMQP-support</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3cm" svg:height="1cm" svg:x="10.5cm" svg:y="3.5cm">
          <text:p text:style-name="P1">OC-AMQP API</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3cm" svg:height="1.5cm" svg:x="10.5cm" svg:y="6cm">
          <text:p text:style-name="P1">AMQP java client</text:p>
          <text:p text:style-name="P1">(RabbitMQ)</text:p>
          <draw:enhanced-geometry svg:viewBox="0 0 21600 21600" draw:glue-points="10800 0 0 10800 10800 21600 21600 10800" draw:type="flowchart-process" draw:enhanced-path="M 0 0 L 21600 0 21600 21600 0 21600 0 0 Z N"/>
        </draw:custom-shape>
        <draw:line draw:style-name="gr3" draw:text-style-name="P1" draw:layer="layout" svg:x1="12cm" svg:y1="4.5cm" svg:x2="12cm" svg:y2="6cm">
          <text:p/>
        </draw:line>
        <draw:custom-shape draw:style-name="gr2" draw:text-style-name="P1" draw:layer="layout" svg:width="2cm" svg:height="2cm" svg:x="15cm" svg:y="6cm">
          <text:p text:style-name="P1">Server</text:p>
          <text:p text:style-name="P1">(“broker”)</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4" draw:text-style-name="P1" draw:layer="layout" svg:x1="8cm" svg:y1="4.5cm" svg:x2="10.5cm" svg:y2="4cm">
          <text:p/>
        </draw:line>
        <draw:line draw:style-name="gr4" draw:text-style-name="P1" draw:layer="layout" svg:x1="8cm" svg:y1="7cm" svg:x2="10.5cm" svg:y2="4.5cm">
          <text:p/>
        </draw:line>
        <draw:line draw:style-name="gr4" draw:text-style-name="P1" draw:layer="layout" svg:x1="13.5cm" svg:y1="7cm" svg:x2="15cm" svg:y2="7cm">
          <text:p/>
        </draw:line>
        <draw:custom-shape draw:style-name="gr1" draw:text-style-name="P1" draw:layer="layout" svg:width="3.5cm" svg:height="5cm" svg:x="5cm" svg:y="3cm">
          <text:p text:style-name="P1">OC-AMQP-adapter</text:p>
          <draw:enhanced-geometry svg:viewBox="0 0 21600 21600" draw:glue-points="10800 0 0 10800 10800 21600 21600 10800" draw:type="flowchart-process"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none"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